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text-properties fo:color="#000000" style:font-name="Times New Roman" fo:font-size="14pt" style:font-size-asian="14pt" style:font-size-complex="14pt"/>
    </style:style>
    <style:style style:name="P3" style:family="paragraph" style:parent-style-name="mark">
      <style:text-properties fo:color="#000000" style:font-name="Times New Roman" fo:font-size="14pt" style:font-size-asian="14pt" style:font-size-complex="14pt"/>
    </style:style>
    <style:style style:name="P4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language="uk" fo:country="UA" fo:font-style="normal" fo:font-weight="normal"/>
    </style:style>
    <style:style style:name="T8" style:family="text">
      <style:text-properties fo:font-variant="normal" fo:text-transform="none" fo:letter-spacing="normal" fo:language="uk" fo:country="UA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language="en" fo:country="none" fo:font-style="italic" fo:font-weight="normal"/>
    </style:style>
    <style:style style:name="T10" style:family="text">
      <style:text-properties fo:font-variant="normal" fo:text-transform="none" fo:font-size="32pt" fo:letter-spacing="normal" fo:language="uk" fo:country="UA" fo:font-style="normal" fo:font-weight="bold" style:font-size-asian="32pt" style:font-weight-asian="bold" style:font-size-complex="32pt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2.6 </text:span><text:span text:style-name="T4">Фа́йлова систе́ма</text:span><text:span text:style-name="T2">— </text:span><text:span text:style-name="T6">спосіб організації</text:span><text:span text:style-name="T1">даних</text:span><text:span text:style-name="T6">, який використовується</text:span><text:span text:style-name="T1">операційною системою</text:span><text:span text:style-name="T6">для збереження інформації у вигляді</text:span><text:span text:style-name="T1">файлів</text:span><text:span text:style-name="T6">на</text:span><text:span text:style-name="T1">носіях інформації</text:span><text:span text:style-name="T6">. Також цим поняттям позначають сукупність файлів та директорій, які розміщуються на логічному або фізичному пристрої. Створення файлової системи відбувається в процесі форматування.</text:span></text:p>
      <text:p text:style-name="P1"><text:span text:style-name="T6">Сучасні файлові системи (ФС) являють собою ієрархічні структури каталогів. Хоча загальна концепція всіх ФС, в принципі, однакова, в реалізації є деякі відмінності. Два вартих уваги приклади — це символи-розділювачі каталогів та чутливість до регістру. </text:span><text:span text:style-name="T1">Юнікс</text:span><text:span text:style-name="T6">-подібні операційні системи (ОС) (</text:span><text:span text:style-name="T1">BSD</text:span><text:span text:style-name="T6">, </text:span><text:span text:style-name="T1">Linux</text:span><text:span text:style-name="T6">, </text:span><text:span text:style-name="T1">Mac OS X</text:span><text:span text:style-name="T6">) та </text:span><text:span text:style-name="T1">AmigaOS</text:span><text:span text:style-name="T6">використовують у якості розділювача каталогів символ похилої риски (/), в той час як </text:span><text:span text:style-name="T1">DOS</text:span><text:span text:style-name="T6"> використовує цей символ для завдавання додаткових опцій у командному рядку, а в якості розділювача прийнято вживати символ зворотної похилої риски (\). У </text:span><text:span text:style-name="T1">Microsoft Windows</text:span><text:span text:style-name="T6"> прийнята та ж конвенція за винятком китайської та корейської версій, де розділювачем є знак запитання (?). Версії MacOS до Х використовували у якості розділювача двокрапку; </text:span><text:span text:style-name="T1">RISC OS</text:span><text:span text:style-name="T6"> — дефіс.</text:span></text:p>
      <text:p text:style-name="P4"/>
      <text:p text:style-name="P2"><text:span text:style-name="T4">FAT32</text:span><text:span text:style-name="T6"> (від </text:span><text:span text:style-name="T1">англ.</text:span><text:span text:style-name="T6"> </text:span><text:span text:style-name="T9">File Allocation Table</text:span><text:span text:style-name="T6"> — «таблиця розташування файлів») — ця </text:span><text:span text:style-name="T1">файлова система</text:span><text:span text:style-name="T6"> підтримує томи (логічні диски) обсягом до 8 ТБ і використовує для зберігання файлів менші фрагменти диска, ніж файлова система </text:span><text:span text:style-name="T1">FAT16</text:span><text:span text:style-name="T6">. Це збільшує вільний простір на диску. Файлова система FAT32 не підтримує диски, менші за 512 МБ.</text:span><text:bookmark text:name="cite_ref-1"/><text:span text:style-name="T1">[1]</text:span></text:p>
      <text:p text:style-name="P4"/>
      <text:p text:style-name="P1"><text:span text:style-name="T5">NTFS</text:span><text:span text:style-name="T6"> поддерживает систему </text:span><text:span text:style-name="T1">метаданных</text:span><text:span text:style-name="T6"> и использует специализированные структуры данных для хранения информации о файлах для улучшения производительности, надёжности и эффективности использования дискового пространства. NTFS хранит информацию о файлах в главной файловой таблице — </text:span><text:span text:style-name="T1">Master File Table</text:span><text:span text:style-name="T6"> (MFT). <text:s/>Max 2^64b</text:span></text:p>
      <text:p text:style-name="P4"/>
      <text:p text:style-name="P1"><text:span text:style-name="T5">EXT3 - </text:span><text:span text:style-name="T1">журналируемая</text:span><text:span text:style-name="T3"> </text:span><text:span text:style-name="T1">файловая система</text:span><text:span text:style-name="T6">, используемая в </text:span><text:span text:style-name="T1">операционных системах</text:span><text:span text:style-name="T3"> </text:span><text:span text:style-name="T6">на </text:span><text:span text:style-name="T1">ядре</text:span><text:span text:style-name="T3"> </text:span><text:span text:style-name="T1">Linux</text:span><text:span text:style-name="T6">, является файловой системой по умолчанию во многих дистрибутивах. Основана на ФС </text:span><text:span text:style-name="T1">ext2</text:span><text:span text:style-name="T6">, начало разработки которой положил </text:span><text:span text:style-name="T1">Стивен Твиди</text:span><text:span text:style-name="T6">.</text:span></text:p>
      <text:p text:style-name="P2"><text:span text:style-name="T6">Максимальное число блоков для ext3 равняется 232. Размер блока может быть различным, что влияет на максимальное число файлов и максимальный размер файла в файловой системе.</text:span><text:bookmark text:name="cite_ref-2"/><text:span text:style-name="T1">[2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6:49</dc:date>
    <dc:creator>mark </dc:creator>
    <meta:editing-duration>P0D</meta:editing-duration>
    <meta:editing-cycles>6</meta:editing-cycles>
    <meta:document-statistic meta:table-count="0" meta:image-count="0" meta:object-count="0" meta:page-count="1" meta:paragraph-count="6" meta:word-count="290" meta:character-count="2141" meta:non-whitespace-character-count="1856"/>
  </office:meta>
</office:document-meta>
</file>